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Alet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ALETRIS FARINOS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Emphasis">Female organs (R)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Blood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Loss of fluid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Passing flatu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Bending backwar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Debility. </text:p>
      <text:p text:style-name="Primary">Always tired. </text:p>
      <text:p text:style-name="Primary"><text:span text:style-name="Emphasis">Heaviness of parts. </text:span></text:p>
      <text:p text:style-name="Primary">Uterine reflexes. </text:p>
      <text:p text:style-name="Primary">Hæmorrhage. </text:p>
      <text:p text:style-name="Primary">Anæmia. </text:p>
      <text:p text:style-name="Primary"/>
      <text:p text:style-name="Secondary">Frothy saliva. </text:p>
      <text:p text:style-name="Secondary">Abdominal colic. </text:p>
      <text:p text:style-name="Secondary">Terrible pain during stool. </text:p>
      <text:p text:style-name="Secondary">Constipation. </text:p>
      <text:p text:style-name="Secondary">Early, profuse menses. </text:p>
      <text:p text:style-name="Secondary">Tendency to abortion. </text:p>
      <text:p text:style-name="SK-MM-Remedy-Reference">Related: Chin. Helo. Tril.</text:p>
      <text:p text:style-name="Standard"/>
      <text:p text:style-name="SK-MM-Rem-Short">Alo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ALOE SOCOTRINA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<text:span text:style-name="Strong_20_Emphasis">ABDOMINAL VEINS</text:span></text:p>
          </table:table-cell>
          <table:table-cell table:style-name="Table1.A2" office:value-type="string">
            <text:p text:style-name="SK-MM-L2"><text:span text:style-name="Strong_20_Emphasis">RECTUM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Liver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Colon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Pelvi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Lumbar regio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Hea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Female orga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HEAT</text:span>damp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umme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Early A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After dysentery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tepping har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Even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Coolopen ai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Cold applicatio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Relaxation and VENOUS CONGESTION, &lt; abdomen. </text:p>
      <text:p text:style-name="Primary"><text:span text:style-name="Emphasis">Parts seem full. </text:span></text:p>
      <text:p text:style-name="Primary"><text:span text:style-name="Strong_20_Emphasis">HEAVY DRAGGING, </text:span><text:span text:style-name="Emphasis">as of a load. </text:span></text:p>
      <text:p text:style-name="Primary">Downward sensation. </text:p>
      <text:p text:style-name="Primary"><text:span text:style-name="Emphasis">Drawing. </text:span></text:p>
      <text:p text:style-name="Primary">Gelatinous secretions: post-nasal, <text:span text:style-name="Emphasis">stool, </text:span>etc. </text:p>
      <text:p text:style-name="Primary"/>
      <text:p text:style-name="Secondary">Mental effects, &lt; cloudy weather (Pho.) or constipation. </text:p>
      <text:p text:style-name="Secondary">Heavy pressure on vertex. </text:p>
      <text:p text:style-name="Secondary">Head, alternating with abdominal, or lumbar symptoms; &gt; closing eyes. </text:p>
      <text:p text:style-name="Secondary">Pain from navel to rectum. </text:p>
      <text:p text:style-name="Secondary">Heavy hypogastrium; rectum. </text:p>
      <text:p text:style-name="Secondary">Prolapsus recti. </text:p>
      <text:p text:style-name="Secondary">A plug seems wedged in pelvis. </text:p>
      <text:p text:style-name="Secondary"><text:span text:style-name="Emphasis">Rumbling, gurgling in bowels, sudden urging, </text:span><text:span text:style-name="Strong_20_Emphasis">SENSE OF INSECURITY, </text:span>then hurriedly passes a gushing watery stool (Kali-bi.). </text:p>
      <text:p text:style-name="Secondary">Diarrhœa; with rectal pain. </text:p>
      <text:p text:style-name="Secondary"><text:span text:style-name="Strong_20_Emphasis">ANUS WEAK; </text:span>oozes mucus. </text:p>
      <text:p text:style-name="Secondary">Stool escapes with flatus (Old.) or when urinating; mushy; solid stool passes unnoticed; urging to, passes flatus only; <text:span text:style-name="Emphasis">lumpy; </text:span>gelatinous. </text:p>
      <text:p text:style-name="Secondary">Piles, prolapsing; like a bunch of grapes; &gt; cold bathing. </text:p>
      <text:p text:style-name="Secondary"><text:span text:style-name="Emphasis">Internal heat; </text:span>not stool, flatus urine, etc. </text:p>
      <text:p text:style-name="Secondary">Burning in anus, rectum. piles, etc. </text:p>
      <text:p text:style-name="Secondary">Sexual erethism (in children). </text:p>
      <text:p text:style-name="Secondary">Heavy congested uterus. </text:p>
      <text:p text:style-name="SK-MM-Remedy-Reference">Complementary: Sul. Related: Lil-t. Pod. Sep. Sul.</text:p>
      <text:p text:style-name="Standard"/>
      <text:p text:style-name="SK-MM-Rem-Short">Alu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ALUMINA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Strong_20_Emphasis">SPINAL CORD</text:span>lumba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Abdomenlef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RECTUM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Lower limb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Mucus membran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Ski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WARMTH; ROOMbe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Foods </text:span></text:p>
          </table:table-cell>
          <table:table-cell table:style-name="Table2.A2" office:value-type="string">
            <text:p text:style-name="SK-MM-L2">Artificial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Potatoe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Speak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Dry weather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Early on awak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it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After mens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<text:span text:style-name="Emphasis">Even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Open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Moderate</text:p>
          </table:table-cell>
          <table:table-cell table:style-name="Table2.A2" office:value-type="string">
            <text:p text:style-name="SK-MM-L2">Exertion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Temperature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Thin, inactive; inclines to lie down. </text:span></text:p>
      <text:p text:style-name="Primary"><text:span text:style-name="Emphasis">Paretic effects. </text:span></text:p>
      <text:p text:style-name="Primary">Talking is exhausting. </text:p>
      <text:p text:style-name="Primary">Exhaustion after menses. </text:p>
      <text:p text:style-name="Primary"><text:span text:style-name="Strong_20_Emphasis">DRYNESS; </text:span>of mucous surfaces, eyes, throat, <text:span text:style-name="Emphasis">rectum, </text:span>etc., or irritability and relaxation. </text:p>
      <text:p text:style-name="Primary">Scanty, thick, acrid discharges (Hyds.). </text:p>
      <text:p text:style-name="Primary">Mucus discharges, profuse: before menses, leucorrhœa runs to feet; expectoration. </text:p>
      <text:p text:style-name="Primary">Induration. </text:p>
      <text:p text:style-name="Primary">Chronicity. </text:p>
      <text:p text:style-name="Primary"/>
      <text:p text:style-name="Secondary">Illusions of being larger, <text:span text:style-name="Emphasis">numb, smooth, </text:span>heavy, time passing too slowly, etc. </text:p>
      <text:p text:style-name="Secondary"><text:span text:style-name="Emphasis">Hasty, but slow of execution, </text:span>hence mistakes in speaking, writing, etc. </text:p>
      <text:p text:style-name="Secondary">Peevish. </text:p>
      <text:p text:style-name="Secondary">Depressive mental states. </text:p>
      <text:p text:style-name="Secondary">Depressed, on awaking. </text:p>
      <text:p text:style-name="Secondary">Timorous; fears his own impulses; <text:span text:style-name="Emphasis">the sight of knives; </text:span>loss of reason, etc. </text:p>
      <text:p text:style-name="Secondary">Bad memory. </text:p>
      <text:p text:style-name="Secondary">Vertigo, &lt; talking. </text:p>
      <text:p text:style-name="Secondary">Violent stitches in brain. </text:p>
      <text:p text:style-name="Secondary">Dry, falling hair. </text:p>
      <text:p text:style-name="Secondary">Weak eyelids. </text:p>
      <text:p text:style-name="Secondary">Double squint; &lt; teething. </text:p>
      <text:p text:style-name="Secondary">Inflamed, burning eyes. </text:p>
      <text:p text:style-name="Secondary">Hot, red ear. </text:p>
      <text:p text:style-name="Secondary">Dusky wrinkled, <text:span text:style-name="Emphasis">old look. </text:span></text:p>
      <text:p text:style-name="Secondary">As of white of egg or a cobweb on face. </text:p>
      <text:p text:style-name="Secondary">Teeth feel long; pain extends to other parts (Kali-bi.). </text:p>
      <text:p text:style-name="Secondary">Twitching low jaw (Gel.). </text:p>
      <text:p text:style-name="Secondary">Uvula hangs down. </text:p>
      <text:p text:style-name="Secondary">Throat feels full of sticks or constricted. </text:p>
      <text:p text:style-name="Secondary">Craves coarse foods (Calc-c.). </text:p>
      <text:p text:style-name="Secondary">Big bellied children. </text:p>
      <text:p text:style-name="Secondary"><text:soft-page-break/>Pains from rectum to ankle. </text:p>
      <text:p text:style-name="Secondary"><text:span text:style-name="Emphasis">Inactive rectum and bladder; </text:span>strains to pass a soft stool; hard ones cause severe cutting. </text:p>
      <text:p text:style-name="Secondary">Stools of small balls, hard knots or bright clots of blood. </text:p>
      <text:p text:style-name="Secondary"><text:span text:style-name="Emphasis">Must strain at stool to urinate; </text:span>slow flow. </text:p>
      <text:p text:style-name="Secondary">Tickling in sexual organs; increased desire. </text:p>
      <text:p text:style-name="Secondary">Profuse leucorrhœa. </text:p>
      <text:p text:style-name="Secondary">Constant, dry, hacking cough; interrupts breathing; with sneezing. </text:p>
      <text:p text:style-name="Secondary">Sudden loss of voice. </text:p>
      <text:p text:style-name="Secondary">As of a hot iron thrust through lower spine. </text:p>
      <text:p text:style-name="Secondary">Heavy lower limbs; staggering. </text:p>
      <text:p text:style-name="Secondary"><text:span text:style-name="Emphasis">Festination. </text:span></text:p>
      <text:p text:style-name="Secondary">Locomotor ataxia. </text:p>
      <text:p text:style-name="Secondary">Totters, if eyes are closed. </text:p>
      <text:p text:style-name="Secondary">Painful soles. </text:p>
      <text:p text:style-name="Secondary">Gnawing under nails. </text:p>
      <text:p text:style-name="Secondary">Bones feel squeezed. </text:p>
      <text:p text:style-name="Secondary">Dry, rough cracked skin. </text:p>
      <text:p text:style-name="Secondary">Itching burning over seat of pain. </text:p>
      <text:p text:style-name="Secondary">Intolerable itching from heat of bed. </text:p>
      <text:p text:style-name="Secondary">Eczema. </text:p>
      <text:p text:style-name="Secondary">Chilliness; &gt; open air. </text:p>
      <text:p text:style-name="Secondary">Heat, with itching. </text:p>
      <text:p text:style-name="SK-MM-Remedy-Reference">Antidotes: Cad-m. Jaborand. Related: Bry. Plb.</text:p>
      <text:p text:style-name="Standard"/>
      <text:p text:style-name="SK-MM-Rem-Short">Amb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AMBRA GRISEA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<text:span text:style-name="Strong_20_Emphasis">NERVES</text:span></text:p>
          </table:table-cell>
          <table:table-cell table:style-name="Table3.A2" office:value-type="string">
            <text:p text:style-name="SK-MM-L2">Pneumogastric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Solar plexu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Spinal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Min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Female organ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One side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Chestlef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Emphasis">Slight causes </text:span></text:p>
          </table:table-cell>
          <table:table-cell table:style-name="Table3.A2" office:value-type="string">
            <text:p text:style-name="SK-MM-L2"><text:span text:style-name="Emphasis">Presence of other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Music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Embarrassment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Agitation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Worry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Thinking of it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Old age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Evening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Warmth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Milk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Dry, nervous, meager habit. </text:span></text:p>
      <text:p text:style-name="Primary">Early senility. </text:p>
      <text:p text:style-name="Primary">Weakness of upper part of body with trembling of lower parts. </text:p>
      <text:p text:style-name="Primary"><text:span text:style-name="Emphasis">Worn out, yet overimpressionnable; </text:span>slight things &lt; the breathing, the heart, start the menses, etc. </text:p>
      <text:p text:style-name="Primary"><text:span text:style-name="Emphasis">Symptoms suddenly change place; </text:span>asleep, numb feeling (in spots), <text:span text:style-name="Emphasis">twitching, itching, </text:span>trembling ebullitions, etc. </text:p>
      <text:p text:style-name="Primary">General pulsation. </text:p>
      <text:p text:style-name="Primary"/>
      <text:p text:style-name="Secondary"><text:span text:style-name="Emphasis">Dreamy, </text:span>flitting ideas or fixed disagreeable fancies. </text:p>
      <text:p text:style-name="Secondary">Slow grasp. </text:p>
      <text:p text:style-name="Secondary">Does not understand what she reads. </text:p>
      <text:p text:style-name="Secondary">Sad. </text:p>
      <text:p text:style-name="Secondary"><text:span text:style-name="Emphasis">Bashful. </text:span></text:p>
      <text:p text:style-name="Secondary"><text:span text:style-name="Emphasis">Vertigo; </text:span>senile. </text:p>
      <text:p text:style-name="Secondary">Nosebleed, during menses. </text:p>
      <text:p text:style-name="Secondary">Coldness in abdomen. </text:p>
      <text:p text:style-name="Secondary"><text:span text:style-name="Emphasis">Confusion, in occiput; </text:span>also sprained feeling in. </text:p>
      <text:p text:style-name="Secondary">Imaginations. </text:p>
      <text:p text:style-name="Secondary">Coldness of body with twitching. </text:p>
      <text:p text:style-name="Secondary">Asthma: dry; senile. &lt; coition. </text:p>
      <text:p text:style-name="Secondary"><text:span text:style-name="Emphasis">Flatulence. </text:span></text:p>
      <text:p text:style-name="Secondary">Can't have others present when urinating (Nat-m.) or during stool; &lt; during pregnancy. </text:p>
      <text:p text:style-name="Secondary">Itching labiæ. </text:p>
      <text:p text:style-name="Secondary">Spasmodic cough, then eructations. </text:p>
      <text:p text:style-name="Secondary">Bluish, white expectoration. </text:p>
      <text:p text:style-name="Secondary">As a lump in chest (l). </text:p>
      <text:p text:style-name="Secondary">Palpitation. </text:p>
      <text:p text:style-name="Secondary">Sweat on abdomen and thighs. </text:p>
      <text:p text:style-name="SK-MM-Remedy-Reference">Related: Bar-c. Ign.</text:p>
      <text:p text:style-name="Standard"/>
      <text:p text:style-name="SK-MM-Rem-Short">Am-c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AMMONIUM CARBONICUM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Strong_20_Emphasis">HEART</text:span></text:p>
          </table:table-cell>
          <table:table-cell table:style-name="Table4.A2" office:value-type="string">
            <text:p text:style-name="SK-MM-L2"><text:span text:style-name="Emphasis">Circulation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Blood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Strong_20_Emphasis">RESPIRATIO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Emphasis">Lung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Bronchiæ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Right sid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Strong_20_Emphasis">COLD</text:span></text:p>
          </table:table-cell>
          <table:table-cell table:style-name="Table4.A2" office:value-type="string">
            <text:p text:style-name="SK-MM-L2"><text:span text:style-name="Strong_20_Emphasis">CLOUDY DAY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DAMP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Locally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Raw</text:span>, <text:span text:style-name="Emphasis">open air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Falling asleep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3-4 A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Strong_20_Emphasis">DURING MENSE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Mo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<text:span text:style-name="Strong_20_Emphasis">PRESSURE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Eat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Lying on abdome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Low vitality. </text:p>
      <text:p text:style-name="Primary"><text:span text:style-name="Emphasis">Lacks reaction. </text:span></text:p>
      <text:p text:style-name="Primary"><text:span text:style-name="Strong_20_Emphasis">LIVID, WEAK AND DROWSY. </text:span></text:p>
      <text:p text:style-name="Primary">Lies down. </text:p>
      <text:p text:style-name="Primary">Collapse of nerves and heart. </text:p>
      <text:p text:style-name="Primary"><text:span text:style-name="Emphasis">Averse to cold. </text:span></text:p>
      <text:p text:style-name="Primary">Old age. </text:p>
      <text:p text:style-name="Primary">Bruised, sore pain. </text:p>
      <text:p text:style-name="Primary">Internal, raw burning. </text:p>
      <text:p text:style-name="Primary"><text:span text:style-name="Emphasis">Acrid, hot, adherent secretions. </text:span></text:p>
      <text:p text:style-name="Primary"><text:span text:style-name="Emphasis">Dark, thin hæmorrhage. </text:span></text:p>
      <text:p text:style-name="Primary">Scorbutic states. </text:p>
      <text:p text:style-name="Primary">Malignancy. </text:p>
      <text:p text:style-name="Primary"/>
      <text:p text:style-name="Secondary">Active, but soon exhausted. </text:p>
      <text:p text:style-name="Secondary">Sad. </text:p>
      <text:p text:style-name="Secondary">Peevish. </text:p>
      <text:p text:style-name="Secondary">Mind vacant. </text:p>
      <text:p text:style-name="Secondary">Depressed, with weakened intellect. </text:p>
      <text:p text:style-name="Secondary">Heedless, fretting and unruly. </text:p>
      <text:p text:style-name="Secondary">Loss of memory; &lt; vexation. </text:p>
      <text:p text:style-name="Secondary">Brain seems loose. </text:p>
      <text:p text:style-name="Secondary">Shocks through head, on biting. </text:p>
      <text:p text:style-name="Secondary">Violent headache; full, bursting in forehead. </text:p>
      <text:p text:style-name="Secondary">Floods of tears. </text:p>
      <text:p text:style-name="Secondary"><text:span text:style-name="Emphasis">Nose stopped at night, </text:span>or bleeds, if hands or face are washed or on waking. </text:p>
      <text:p text:style-name="Secondary">Continuous urging to sneeze. </text:p>
      <text:p text:style-name="Secondary">Profuse, watery coryza. </text:p>
      <text:p text:style-name="Secondary">Catarrhs, starting in nose. </text:p>
      <text:p text:style-name="Secondary">Cracked, burning lips. </text:p>
      <text:p text:style-name="Secondary">Tender, bleeding gums. </text:p>
      <text:p text:style-name="Secondary">Loose or blunt teeth. </text:p>
      <text:p text:style-name="Secondary"><text:span text:style-name="Emphasis">Dark, </text:span>acrid diarrhœa. </text:p>
      <text:p text:style-name="Secondary">Persistent erections. </text:p>
      <text:p text:style-name="Secondary"><text:soft-page-break/>Menses with choleraic symptoms (Sil.); dark, lumpy flow, &lt; night; then dyspnœa or weakness. </text:p>
      <text:p text:style-name="Secondary">Copious leucorrhœa. </text:p>
      <text:p text:style-name="Secondary"><text:span text:style-name="Emphasis">Increasing shortness of breath; </text:span>it wakes him; &gt; cool air (Carb-v.). </text:p>
      <text:p text:style-name="Secondary"><text:span text:style-name="Emphasis">Rattling in chest, but gets up little. </text:span></text:p>
      <text:p text:style-name="Secondary">Aphonia. </text:p>
      <text:p text:style-name="Secondary"><text:span text:style-name="Strong_20_Emphasis">WEAK HEART; </text:span><text:span text:style-name="Emphasis">causing stasis, </text:span>dyspnœa etc. </text:p>
      <text:p text:style-name="Secondary"><text:span text:style-name="Emphasis">Palpitation; </text:span>with cold sweat and lachrymation. </text:p>
      <text:p text:style-name="Secondary">Numb r. </text:p>
      <text:p text:style-name="Secondary">foot (Sep.). </text:p>
      <text:p text:style-name="Secondary">Asleep feeling of part lain on. </text:p>
      <text:p text:style-name="Secondary">Ganglion. </text:p>
      <text:p text:style-name="Secondary">Bones ache as weather changes. </text:p>
      <text:p text:style-name="Secondary">Red or mottled skin. </text:p>
      <text:p text:style-name="Secondary">Coldness. </text:p>
      <text:p text:style-name="Secondary">Burning heat with thirst. </text:p>
      <text:p text:style-name="Secondary">Scarlatina. </text:p>
      <text:p text:style-name="SK-MM-Remedy-Reference">Related: Ant-t. Carb-v. Glo. Lach. Mur-ac.</text:p>
      <text:p text:style-name="Standard"/>
      <text:p text:style-name="SK-MM-Rem-Short">Am-m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AMMONIUM MURIATIC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<text:span text:style-name="Strong_20_Emphasis">MUCOUS MEMBRANES</text:span></text:p>
          </table:table-cell>
          <table:table-cell table:style-name="Table5.A2" office:value-type="string">
            <text:p text:style-name="SK-MM-L2"><text:span text:style-name="Strong_20_Emphasis">CHEST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Emphasis">Gall-ducts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Liver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Bloo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Female organ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Tips of fingers and to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Between scapulæ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Morning (headchest)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Afternoon (abdomen)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vening (skinfeverlimbs)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Sprains (chronic)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Periodicall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Open ai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Rapid mo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oft-page-break/>Fat and puffy with thin limbs (Ant-c.). </text:p>
      <text:p text:style-name="Primary"><text:span text:style-name="Emphasis">Irregular circulation; ebullitions, burnings or localized throbbings. </text:span></text:p>
      <text:p text:style-name="Primary">Symptoms accompanied by cough or PROFUSE SECRETIONS. </text:p>
      <text:p text:style-name="Primary"><text:span text:style-name="Strong_20_Emphasis">GLAIRY CATARRHS. </text:span></text:p>
      <text:p text:style-name="Primary">Hæmorrhage. </text:p>
      <text:p text:style-name="Primary"><text:span text:style-name="Emphasis">Tightness, as if too short; tendons, </text:span>hamstrings, lumbar region, etc. </text:p>
      <text:p text:style-name="Primary">Tired and sore. </text:p>
      <text:p text:style-name="Primary">Festering pain. </text:p>
      <text:p text:style-name="Primary"/>
      <text:p text:style-name="Secondary">Brain paralysis. </text:p>
      <text:p text:style-name="Secondary">A rough body obstructs upper nares. </text:p>
      <text:p text:style-name="Secondary">Acrid, watery coryza; closing one nostril. </text:p>
      <text:p text:style-name="Secondary">Anosmia. </text:p>
      <text:p text:style-name="Secondary"><text:span text:style-name="Emphasis">Slimy mouth and pharynx. </text:span></text:p>
      <text:p text:style-name="Secondary">Pulsation in tonsils. </text:p>
      <text:p text:style-name="Secondary">Tense, sprained feeling in groins; must walk bent. </text:p>
      <text:p text:style-name="Secondary">Scanty, hard, crumbling stools; changing color. </text:p>
      <text:p text:style-name="Secondary">Polyuria. </text:p>
      <text:p text:style-name="Secondary">Menses flow more at night. </text:p>
      <text:p text:style-name="Secondary">Albuminous leucorrhœa. </text:p>
      <text:p text:style-name="Secondary">Blood from anus or diarrhœa during menses. </text:p>
      <text:p text:style-name="Secondary">Prolapsus uteri. </text:p>
      <text:p text:style-name="Secondary">Cough, with salivation (Am-c.) or liver symptoms. </text:p>
      <text:p text:style-name="Secondary">Can't breathe for coughing. </text:p>
      <text:p text:style-name="Secondary"><text:span text:style-name="Emphasis">Noisy, rattling, tenacious mucus in chest. </text:span></text:p>
      <text:p text:style-name="Secondary">Bronchitis. </text:p>
      <text:p text:style-name="Secondary">Hoarseness, with burning in larynx. </text:p>
      <text:p text:style-name="Secondary">Pulsating, burning spots in chest. </text:p>
      <text:p text:style-name="Secondary"><text:span text:style-name="Emphasis">Swelled cervical glands. </text:span></text:p>
      <text:p text:style-name="Secondary"><text:span text:style-name="Emphasis">Sore sprain or cold between scapulæ. </text:span></text:p>
      <text:p text:style-name="Secondary">Lumbago. </text:p>
      <text:p text:style-name="Secondary">Bleeding eruptions. </text:p>
      <text:p text:style-name="Secondary">Desquamation between fingers. </text:p>
      <text:p text:style-name="Secondary">Contracting sciatica (l); &lt; sitting &gt; lying. </text:p>
      <text:p text:style-name="Secondary">Pain in or ulcer on heel. </text:p>
      <text:p text:style-name="Secondary">Chilly as often as he wakes. </text:p>
      <text:p text:style-name="Secondary">Senses of heat; &gt; open air; alternating with chill. </text:p>
      <text:p text:style-name="SK-MM-Remedy-Reference">Related: Caus.</text:p>
      <text:p text:style-name="Standard"/>
      <text:p text:style-name="SK-MM-Rem-Short">Amy-n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AMYLIUM NITROSUM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VASO-MOTOR NERVES</text:p>
          </table:table-cell>
          <table:table-cell table:style-name="Table6.A2" office:value-type="string">
            <text:p text:style-name="SK-MM-L2"><text:span text:style-name="Emphasis">Circulation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HEAD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Heart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Respira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CLIMACTERIC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Strong_20_Emphasis">SLIGHT CAUS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Emotion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Hea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Close room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Flushing heats; then drenching (unilateral) sweat. </text:span></text:p>
      <text:p text:style-name="Primary">Dilated cerebral vessels. </text:p>
      <text:p text:style-name="Primary"><text:span text:style-name="Emphasis">Throbbings; </text:span>&lt; head. </text:p>
      <text:p text:style-name="Primary"/>
      <text:p text:style-name="Secondary"><text:span text:style-name="Emphasis">Blood surges to head; with fiery red face. </text:span></text:p>
      <text:p text:style-name="Secondary">Easy blushing. </text:p>
      <text:p text:style-name="Secondary">Migraine, with pallor (Ars.). </text:p>
      <text:p text:style-name="Secondary">Aching, backward, along left floating ribs. </text:p>
      <text:p text:style-name="Secondary">Tumultuous palpitation. </text:p>
      <text:p text:style-name="Secondary">Constriction at heart. </text:p>
      <text:p text:style-name="Secondary">Full, soft pulse. </text:p>
      <text:p text:style-name="Secondary">Stretching and yawning, with hiccough. </text:p>
      <text:p text:style-name="SK-MM-Remedy-Reference">Related: Glo. Lach.</text:p>
      <text:p text:style-name="Standard"/>
      <text:p text:style-name="SK-MM-Rem-Short">Anac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ANACARDIUM ORIENTALE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MIN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Nerves</text:p>
          </table:table-cell>
          <table:table-cell table:style-name="Table7.A2" office:value-type="string">
            <text:p text:style-name="SK-MM-L2">Stomach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Skin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Palm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Muscl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Joint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Strong_20_Emphasis">MENTAL EXER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Emotions</text:p>
          </table:table-cell>
          <table:table-cell table:style-name="Table7.A2" office:value-type="string">
            <text:p text:style-name="SK-MM-L2"><text:span text:style-name="Emphasis">Anger</text:span>, frightcareetc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Stepping har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Draft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Open ai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ol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Long after eat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<text:span text:style-name="Emphasis">Eating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Hot bath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Mental and physical LACK OF POWER. </text:p>
      <text:p text:style-name="Primary"><text:span text:style-name="Emphasis">Tremulous; </text:span>on slight exertion, &lt; knees (Stap.) or arms. </text:p>
      <text:p text:style-name="Primary"><text:span text:style-name="Emphasis">Repeated, </text:span><text:span text:style-name="Strong_20_Emphasis">DULL PRESSURE, </text:span><text:span text:style-name="Emphasis">as of a plug, or band. </text:span></text:p>
      <text:p text:style-name="Primary"><text:span text:style-name="Emphasis">Dulled emotions, </text:span>sense of hearing, sight, touch, etc. </text:p>
      <text:p text:style-name="Primary">Paralysis. </text:p>
      <text:p text:style-name="Primary"/>
      <text:p text:style-name="Secondary"><text:span text:style-name="Strong_20_Emphasis">BAD MEMORY; </text:span>suddenly forgets names, etc. </text:p>
      <text:p text:style-name="Secondary">Brain-fag. </text:p>
      <text:p text:style-name="Secondary">As in a dream. </text:p>
      <text:p text:style-name="Secondary"><text:span text:style-name="Emphasis">Illusions, </text:span>or fixed ideas; <text:span text:style-name="Emphasis">of duality, </text:span>imagines others present, behind her etc. </text:p>
      <text:p text:style-name="Secondary">Cowardly and neurotic. </text:p>
      <text:p text:style-name="Secondary">Vascillating; at odds with himself (Bar-c. </text:p>
      <text:p text:style-name="Secondary">Cann-i.); contradictory impulses </text:p>
      <text:p text:style-name="Secondary">Ill-natured. </text:p>
      <text:p text:style-name="Secondary"><text:span text:style-name="Emphasis">Profane. </text:span></text:p>
      <text:p text:style-name="Secondary">Pressure in temples. </text:p>
      <text:p text:style-name="Secondary">Illusory smells. </text:p>
      <text:p text:style-name="Secondary">Bad breath and taste. </text:p>
      <text:p text:style-name="Secondary">Stiff, swelled tongue. </text:p>
      <text:p text:style-name="Secondary">Gastric pain &gt; eating, but &lt; again in 3 hours. </text:p>
      <text:p text:style-name="Secondary">Rectum feels plugged; can't evacuate even a soft stool. </text:p>
      <text:p text:style-name="Secondary">Breath stops on coughing or drinking. </text:p>
      <text:p text:style-name="Secondary">Cough with occipital pain; then yawns and sleeps. </text:p>
      <text:p text:style-name="Secondary">Double stitch at heart; passing into lumbar region. </text:p>
      <text:p text:style-name="Secondary">As of a heavy load on shoulders (Rhus-t.). </text:p>
      <text:p text:style-name="Secondary">Dry hands. </text:p>
      <text:p text:style-name="Secondary"><text:span text:style-name="Emphasis">Skin, insensible; </text:span>itching, &lt; scratching; yellow vesicles. </text:p>
      <text:p text:style-name="Secondary">Dermatitis. </text:p>
      <text:p text:style-name="Secondary">Eczema. </text:p>
      <text:p text:style-name="Secondary">Easily chilled, &gt; sunshine (Stro.). </text:p>
      <text:p text:style-name="Secondary">Clammy sweat on palms. </text:p>
      <text:p text:style-name="SK-MM-Remedy-Reference">Related: Ign. Rhus-t.</text:p>
      <text:p text:style-name="Standard"/>
      <text:p text:style-name="SK-MM-Rem-Short">Anth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ANTHRACIN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Cellular tissu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Ars. Tarn-c.</text:p>
      <text:p text:style-name="Standard"/>
      <text:p text:style-name="SK-MM-Rem-Short">Ant-c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ANTIMONIUM CRUDUM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<text:span text:style-name="Strong_20_Emphasis">STOMACH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DIGESTIVE TRACT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MIND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SKI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Changing sid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COLD</text:span></text:p>
          </table:table-cell>
          <table:table-cell table:style-name="Table9.A2" office:value-type="string">
            <text:p text:style-name="SK-MM-L2"><text:span text:style-name="Strong_20_Emphasis">BATHING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Dampnes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WATER (on head)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OVEREATING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Acid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weet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HEAT</text:span></text:p>
          </table:table-cell>
          <table:table-cell table:style-name="Table9.A2" office:value-type="string">
            <text:p text:style-name="SK-MM-L2"><text:span text:style-name="Strong_20_Emphasis">SUMMER</text:span><text:span text:style-name="Emphasis">of sun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Overheating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Radiate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Gross feeders (Ab-c.), <text:span text:style-name="Emphasis">showing gastric, mental and skin symptoms. </text:span></text:p>
      <text:p text:style-name="Primary">Lumpy stools, leucorrhœa, <text:span text:style-name="Emphasis">skin </text:span>nails, etc. </text:p>
      <text:p text:style-name="Primary">Strange absence of pain. </text:p>
      <text:p text:style-name="Primary">Cracks in canthi, <text:span text:style-name="Emphasis">nostrils, </text:span>angles of mouth, etc. </text:p>
      <text:p text:style-name="Primary">Gouty metastases (Abro.). </text:p>
      <text:p text:style-name="Primary"/>
      <text:p text:style-name="Secondary"><text:span text:style-name="Emphasis">Fat, fretful, cross and peevish; cries if looked at, </text:span>touched (Stram.) or washed. </text:p>
      <text:p text:style-name="Secondary"><text:span text:style-name="Emphasis">Loathing; </text:span>of life, food, bathing etc. </text:p>
      <text:p text:style-name="Secondary"><text:span text:style-name="Emphasis">Ecstatic, dreamy, sentimental. </text:span></text:p>
      <text:p text:style-name="Secondary">Pustules in tarsi. </text:p>
      <text:p text:style-name="Secondary">Canthi red, raw, moist (ext.). </text:p>
      <text:p text:style-name="Secondary">Sore, <text:span text:style-name="Emphasis">scabby nostrils. </text:span></text:p>
      <text:p text:style-name="Secondary">Pimples about mouth (Ast-r.). </text:p>
      <text:p text:style-name="Secondary"><text:span text:style-name="Strong_20_Emphasis">TONGUE THICKLY COATED, </text:span>LIKE WHITEWASH (Ars. </text:p>
      <text:p text:style-name="Secondary">Bis. </text:p>
      <text:p text:style-name="Secondary">Bry. </text:p>
      <text:p text:style-name="Secondary">Kali-m. </text:p>
      <text:p text:style-name="Secondary">Pho.). </text:p>
      <text:p text:style-name="Secondary">Aphthæ. </text:p>
      <text:p text:style-name="Secondary">No thirst. </text:p>
      <text:p text:style-name="Secondary"><text:span text:style-name="Strong_20_Emphasis">DISORDERED DIGESTION; </text:span>food leaves an after-taste or causes belching. </text:p>
      <text:p text:style-name="Secondary">VOMITING &lt; eating or drinking; without nausea (Chel.) or relief. </text:p>
      <text:p text:style-name="Secondary">Stomach is painful to pressure; gout of. </text:p>
      <text:p text:style-name="Secondary"><text:span text:style-name="Emphasis">Fulness in abdomen. </text:span></text:p>
      <text:p text:style-name="Secondary">Pappy or watery stool, mixed with lumps. </text:p>
      <text:p text:style-name="Secondary">Gastro-intestinal catarrh. </text:p>
      <text:p text:style-name="Secondary">Voice lacks control, &gt; using it. </text:p>
      <text:p text:style-name="Secondary">Aphonia from overheating. </text:p>
      <text:p text:style-name="Secondary">Violent cough, each bout a little weaker. </text:p>
      <text:p text:style-name="Secondary"><text:soft-page-break/>Horny or split nails; growths beneath. </text:p>
      <text:p text:style-name="Secondary">Shiny elbows. </text:p>
      <text:p text:style-name="Secondary">Gouty pains in fingers. </text:p>
      <text:p text:style-name="Secondary">Footsweat; wilts the skin. </text:p>
      <text:p text:style-name="Secondary">Callosities on soles. </text:p>
      <text:p text:style-name="Secondary">Eruptive tendency. </text:p>
      <text:p text:style-name="Secondary">Warts; horny. </text:p>
      <text:p text:style-name="Secondary"><text:span text:style-name="Emphasis">Sleepy and weary. </text:span></text:p>
      <text:p text:style-name="Secondary"/>
      <text:p text:style-name="SK-MM-Remedy-Reference">Related: Sul.</text:p>
      <text:p text:style-name="Standard"/>
      <text:p text:style-name="SK-MM-Rem-Short">Ant-t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ANTIMONIUM TARTARICUM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</text:p>
          </table:table-cell>
          <table:table-cell table:style-name="Table10.A2" office:value-type="string">
            <text:p text:style-name="SK-MM-L1"><text:span text:style-name="Strong_20_Emphasis">MUCOUS MEMBRANE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 </text:p>
          </table:table-cell>
          <table:table-cell table:style-name="Table10.A2" office:value-type="string">
            <text:p text:style-name="SK-MM-L1"><text:span text:style-name="Emphasis">Pneumogastric nerve</text:span></text:p>
          </table:table-cell>
          <table:table-cell table:style-name="Table10.A2" office:value-type="string">
            <text:p text:style-name="SK-MM-L2"><text:span text:style-name="Emphasis">Bronchi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Emphasis">Lungs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Emphasis">Heart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CIRCULATION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Emphasis">Respiration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Emphasis">Stomach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Emphasis">Bowel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Emphasis">Sleep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Lumbar regio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Ski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<text:span text:style-name="Strong_20_Emphasis">WARM</text:span></text:p>
          </table:table-cell>
          <table:table-cell table:style-name="Table10.A2" office:value-type="string">
            <text:p text:style-name="SK-MM-L2"><text:span text:style-name="Emphasis">Room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Emphasis">Wraps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Emphasis">Weather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Emphasis">Anger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Emphasis">Lying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Morn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Overeat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Cold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Dampnes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>Better</text:p>
          </table:table-cell>
          <table:table-cell table:style-name="Table10.A2" office:value-type="string">
            <text:p text:style-name="SK-MM-L1"><text:span text:style-name="Emphasis">Expectoration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ext:soft-page-break/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Sitting erect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Motio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Vomit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Depression. </text:span></text:p>
      <text:p text:style-name="Primary"><text:span text:style-name="Strong_20_Emphasis">LACKS REACTION. </text:span></text:p>
      <text:p text:style-name="Primary"><text:span text:style-name="Strong_20_Emphasis">INCREASINGLY WEAK. </text:span></text:p>
      <text:p text:style-name="Primary"><text:span text:style-name="Strong_20_Emphasis">DROWSY, SWEATY AND RELAXED. </text:span></text:p>
      <text:p text:style-name="Primary"><text:span text:style-name="Strong_20_Emphasis">MUCH SECRETION OF MUCUS. </text:span></text:p>
      <text:p text:style-name="Primary">Old people and children. </text:p>
      <text:p text:style-name="Primary">Complaints arising in digestive sphere. </text:p>
      <text:p text:style-name="Primary"/>
      <text:p text:style-name="Secondary">Icy finger-tips. </text:p>
      <text:p text:style-name="Secondary">Whines before attack, cough, etc. </text:p>
      <text:p text:style-name="Secondary">Crushing weight on chest. </text:p>
      <text:p text:style-name="Secondary">Won't be touched or looked at. </text:p>
      <text:p text:style-name="Secondary">Prostrated in mind and body. </text:p>
      <text:p text:style-name="Secondary">Stupid on awaking. </text:p>
      <text:p text:style-name="Secondary">Unwilling to be looked at or touched. </text:p>
      <text:p text:style-name="Secondary">Wants to be carried up-right. </text:p>
      <text:p text:style-name="Secondary">Mucus in tarsi. </text:p>
      <text:p text:style-name="Secondary">One eye closed. </text:p>
      <text:p text:style-name="Secondary">Upper lip drawn up. </text:p>
      <text:p text:style-name="Secondary">Tongue: thick white pasty coat; very red or red streaks; dry down middle. </text:p>
      <text:p text:style-name="Secondary">Flow of saliva. </text:p>
      <text:p text:style-name="Secondary">Craves apples. </text:p>
      <text:p text:style-name="Secondary">Vomits or expectorates with great effort. </text:p>
      <text:p text:style-name="Secondary">Abdomen feels full of stones. </text:p>
      <text:p text:style-name="Secondary">Expectoration: gluey; suppressed. </text:p>
      <text:p text:style-name="Secondary">Feet go to sleep on sitting down. </text:p>
      <text:p text:style-name="Secondary">Shocks on dropping to sleep. </text:p>
      <text:p text:style-name="Secondary">Asphyxia neonatorum. </text:p>
      <text:p text:style-name="Secondary">Apathy or easily annoyed; wants to be let alone. </text:p>
      <text:p text:style-name="Secondary">Peevish, whining and moaning. </text:p>
      <text:p text:style-name="Secondary">Clings to attendants. </text:p>
      <text:p text:style-name="Secondary">Consciousness wanes on closing eyes (Cann-i.). </text:p>
      <text:p text:style-name="Secondary">As of a lump in forehead. </text:p>
      <text:p text:style-name="Secondary">Sooty or flapping nostrils. </text:p>
      <text:p text:style-name="Secondary"><text:span text:style-name="Emphasis">Sickly, </text:span>sunken, <text:span text:style-name="Emphasis">pale, bluish or twitching face; </text:span>covered with cool sweat. </text:p>
      <text:p text:style-name="Secondary">Papillæ show through white coat on tongue. </text:p>
      <text:p text:style-name="Secondary">Tongue flabby, red in streaks. </text:p>
      <text:p text:style-name="Secondary"><text:span text:style-name="Emphasis">Craves acids, </text:span>which disagree. </text:p>
      <text:p text:style-name="Secondary">Belchings, like bad eggs. </text:p>
      <text:p text:style-name="Secondary"><text:span text:style-name="Strong_20_Emphasis">NAUSEA; </text:span>in waves; with weakness and cold sweat (Lob. </text:p>
      <text:p text:style-name="Secondary">Ver-a.), loathing or anxiety. </text:p>
      <text:p text:style-name="Secondary"><text:span text:style-name="Emphasis">Forcible vomiting; </text:span>then exhaustion and sleep (Æth.). </text:p>
      <text:p text:style-name="Secondary">Violent retching. </text:p>
      <text:p text:style-name="Secondary">Sinking at stomach. </text:p>
      <text:p text:style-name="Secondary">Mucus or grass, green stools. </text:p>
      <text:p text:style-name="Secondary"><text:soft-page-break/><text:span text:style-name="Emphasis">Diarrhœa; </text:span>of eruptive diseases. </text:p>
      <text:p text:style-name="Secondary"><text:span text:style-name="Emphasis">Unequal breathing. </text:span></text:p>
      <text:p text:style-name="Secondary"><text:span text:style-name="Strong_20_Emphasis">SUFFOCATIVE SHORTNESS OF BREATH; </text:span>before cough or alternating with cough; a leaflet seems over trachea. </text:p>
      <text:p text:style-name="Secondary"><text:span text:style-name="Strong_20_Emphasis">LOOSE, COARSE, RATTLING COUGH; CHEST SEEMS FULL, YET LESS AND LESS IS RAISED; </text:span>then vomiting or sleep (Æth.); &lt; anger. </text:p>
      <text:p text:style-name="Secondary">Must sit up to breathe or cough. </text:p>
      <text:p text:style-name="Secondary">Coughs and yawns alternately. </text:p>
      <text:p text:style-name="Secondary">Thick expectoration. </text:p>
      <text:p text:style-name="Secondary">Capillary bronchitis or bronchitis. </text:p>
      <text:p text:style-name="Secondary">Pleuro-pneumonia. </text:p>
      <text:p text:style-name="Secondary">Paralytic depression of heart and lungs (Bar-c.). </text:p>
      <text:p text:style-name="Secondary">Violent (lumbar) backache; &lt; lifting; motion excites retching and cold sweat. </text:p>
      <text:p text:style-name="Secondary">Restless arms. </text:p>
      <text:p text:style-name="Secondary">Dropsy of legs. </text:p>
      <text:p text:style-name="Secondary"><text:span text:style-name="Emphasis">Yawning; </text:span>with many complaints. </text:p>
      <text:p text:style-name="Secondary"><text:span text:style-name="Strong_20_Emphasis">SOMNOLENCY; </text:span>with all complaints, or from warmth. </text:p>
      <text:p text:style-name="Secondary"><text:span text:style-name="Emphasis">Torpid, cool </text:span>SWEATY SKIN. </text:p>
      <text:p text:style-name="Secondary">Delayed or receding, blue or pustular eruptions. </text:p>
      <text:p text:style-name="Secondary">Sycosis barbæ. </text:p>
      <text:p text:style-name="Secondary">Smallpox. </text:p>
      <text:p text:style-name="Secondary">Impetigo. </text:p>
      <text:p text:style-name="Secondary">Weak, quick pulse. </text:p>
      <text:p text:style-name="Secondary">Heat coming from heart. </text:p>
      <text:p text:style-name="Secondary">Burning sensation. </text:p>
      <text:p text:style-name="Secondary">Sticky sweat. </text:p>
      <text:p text:style-name="SK-MM-Remedy-Reference">Complementary: Bar-c. Related: Am-c. Asclp. Ip. Lob. Op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1" meta:image-count="0" meta:object-count="0" meta:page-count="14" meta:paragraph-count="626" meta:word-count="1978" meta:character-count="13205"/>
    <dc:date>2012-09-05T22:20:18.99</dc:date>
    <meta:editing-duration>PT4M22S</meta:editing-duration>
    <meta:editing-cycles>1</meta:editing-cycles>
  </office:meta>
</office:document-meta>
</file>